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/360*2*PI()" office:value-type="float" office:value="0" calcext:value-type="float">
            <text:p>0</text:p>
          </table:table-cell>
          <table:table-cell table:style-name="Default" table:formula="of:=COS([.B1])*[.$G$1]" office:value-type="float" office:value="0.5" calcext:value-type="float">
            <text:p>0.5</text:p>
          </table:table-cell>
          <table:table-cell table:style-name="Default" table:formula="of:=SIN([.B1])*[.$G$1]" office:value-type="float" office:value="0" calcext:value-type="float">
            <text:p>0</text:p>
          </table:table-cell>
          <table:table-cell/>
          <table:table-cell office:value-type="string" calcext:value-type="string">
            <text:p>Radius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]/360*2*PI()" office:value-type="float" office:value="0.628318530717959" calcext:value-type="float">
            <text:p>0.6283185307</text:p>
          </table:table-cell>
          <table:table-cell table:formula="of:=COS([.B2])*[.$G$1]" office:value-type="float" office:value="0.404508497187474" calcext:value-type="float">
            <text:p>0.40</text:p>
          </table:table-cell>
          <table:table-cell table:formula="of:=SIN([.B2])*[.$G$1]" office:value-type="float" office:value="0.293892626146237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3]/360*2*PI()" office:value-type="float" office:value="1.25663706143592" calcext:value-type="float">
            <text:p>1.2566370614</text:p>
          </table:table-cell>
          <table:table-cell table:formula="of:=COS([.B3])*[.$G$1]" office:value-type="float" office:value="0.154508497187474" calcext:value-type="float">
            <text:p>0.15</text:p>
          </table:table-cell>
          <table:table-cell table:formula="of:=SIN([.B3])*[.$G$1]" office:value-type="float" office:value="0.475528258147577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4]/360*2*PI()" office:value-type="float" office:value="1.88495559215388" calcext:value-type="float">
            <text:p>1.8849555922</text:p>
          </table:table-cell>
          <table:table-cell table:formula="of:=COS([.B4])*[.$G$1]" office:value-type="float" office:value="-0.154508497187474" calcext:value-type="float">
            <text:p>-0.15</text:p>
          </table:table-cell>
          <table:table-cell table:formula="of:=SIN([.B4])*[.$G$1]" office:value-type="float" office:value="0.475528258147577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5]/360*2*PI()" office:value-type="float" office:value="2.51327412287183" calcext:value-type="float">
            <text:p>2.5132741229</text:p>
          </table:table-cell>
          <table:table-cell table:formula="of:=COS([.B5])*[.$G$1]" office:value-type="float" office:value="-0.404508497187474" calcext:value-type="float">
            <text:p>-0.40</text:p>
          </table:table-cell>
          <table:table-cell table:formula="of:=SIN([.B5])*[.$G$1]" office:value-type="float" office:value="0.293892626146237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6]/360*2*PI()" office:value-type="float" office:value="3.14159265358979" calcext:value-type="float">
            <text:p>3.1415926536</text:p>
          </table:table-cell>
          <table:table-cell table:formula="of:=COS([.B6])*[.$G$1]" office:value-type="float" office:value="-0.5" calcext:value-type="float">
            <text:p>-0.50</text:p>
          </table:table-cell>
          <table:table-cell table:formula="of:=SIN([.B6])*[.$G$1]" office:value-type="float" office:value="6.12323399573677E-017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7]/360*2*PI()" office:value-type="float" office:value="3.76991118430775" calcext:value-type="float">
            <text:p>3.7699111843</text:p>
          </table:table-cell>
          <table:table-cell table:formula="of:=COS([.B7])*[.$G$1]" office:value-type="float" office:value="-0.404508497187474" calcext:value-type="float">
            <text:p>-0.40</text:p>
          </table:table-cell>
          <table:table-cell table:formula="of:=SIN([.B7])*[.$G$1]" office:value-type="float" office:value="-0.293892626146236" calcext:value-type="float">
            <text:p>-0.2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8]/360*2*PI()" office:value-type="float" office:value="4.39822971502571" calcext:value-type="float">
            <text:p>4.398229715</text:p>
          </table:table-cell>
          <table:table-cell table:formula="of:=COS([.B8])*[.$G$1]" office:value-type="float" office:value="-0.154508497187474" calcext:value-type="float">
            <text:p>-0.15</text:p>
          </table:table-cell>
          <table:table-cell table:formula="of:=SIN([.B8])*[.$G$1]" office:value-type="float" office:value="-0.475528258147577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9]/360*2*PI()" office:value-type="float" office:value="5.02654824574367" calcext:value-type="float">
            <text:p>5.0265482457</text:p>
          </table:table-cell>
          <table:table-cell table:formula="of:=COS([.B9])*[.$G$1]" office:value-type="float" office:value="0.154508497187474" calcext:value-type="float">
            <text:p>0.15</text:p>
          </table:table-cell>
          <table:table-cell table:formula="of:=SIN([.B9])*[.$G$1]" office:value-type="float" office:value="-0.475528258147577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10]/360*2*PI()" office:value-type="float" office:value="5.65486677646163" calcext:value-type="float">
            <text:p>5.6548667765</text:p>
          </table:table-cell>
          <table:table-cell table:formula="of:=COS([.B10])*[.$G$1]" office:value-type="float" office:value="0.404508497187474" calcext:value-type="float">
            <text:p>0.40</text:p>
          </table:table-cell>
          <table:table-cell table:formula="of:=SIN([.B10])*[.$G$1]" office:value-type="float" office:value="-0.293892626146237" calcext:value-type="float">
            <text:p>-0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11]/360*2*PI()" office:value-type="float" office:value="6.28318530717959" calcext:value-type="float">
            <text:p>6.2831853072</text:p>
          </table:table-cell>
          <table:table-cell table:formula="of:=COS([.B11])*[.$G$1]" office:value-type="float" office:value="0.5" calcext:value-type="float">
            <text:p>0.50</text:p>
          </table:table-cell>
          <table:table-cell table:formula="of:=SIN([.B11])*[.$G$1]" office:value-type="float" office:value="-1.22464679914735E-016" calcext:value-type="float">
            <text:p>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08:57.179276502</meta:creation-date>
    <dc:date>2019-09-11T14:34:40.188501569</dc:date>
    <meta:editing-duration>PT4M22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